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00000002D0C8BBFA67B7FF228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uple-O-Point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JavaScript is a “loosely typed” or “dynamic” language. </text:p>
              </text:list-item>
              <text:list-item>
                <text:p>So we don’t have to declare type of a variable ahead of time.</text:p>
              </text:list-item>
              <text:list-item>
                <text:p>You can check the type of any variable using ‘typeof’ operato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4" draw:layer="layout" svg:width="25.199cm" svg:height="3.506cm" svg:x="1.4cm" svg:y="0.837cm" presentation:class="title">
          <draw:text-box>
            <text:p>Data Types in JavaScript</text:p>
          </draw:text-box>
        </draw:frame>
        <draw:frame presentation:style-name="Default-subtitle" draw:layer="layout" svg:width="22.5cm" svg:height="7.597cm" svg:x="2.75cm" svg:y="9.387cm" presentation:class="subtitle" presentation:user-transformed="true">
          <draw:text-box>
            <text:list text:style-name="L3">
              <text:list-item>
                <text:p text:style-name="P2">Numbers</text:p>
              </text:list-item>
              <text:list-item>
                <text:p text:style-name="P2">Strings</text:p>
              </text:list-item>
              <text:list-item>
                <text:p text:style-name="P2">Boolean</text:p>
              </text:list-item>
              <text:list-item>
                <text:p text:style-name="P2">Objects</text:p>
              </text:list-item>
              <text:list-item>
                <text:p text:style-name="P2">Undefined</text:p>
              </text:list-item>
              <text:list-item>
                <text:p text:style-name="P2">Nul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Numbers</text:p>
          </draw:text-box>
        </draw:frame>
        <draw:frame presentation:style-name="pr2" draw:text-style-name="P4" draw:layer="layout" svg:width="25.199cm" svg:height="12.179cm" svg:x="1.4cm" svg:y="4.914cm" presentation:class="outline">
          <draw:text-box>
            <text:list text:style-name="L2">
              <text:list-item>
                <text:p text:style-name="P4"><text:span text:style-name="T1">JavaScript has single number type</text:span></text:p>
              </text:list-item>
              <text:list-item>
                <text:p text:style-name="P4"><text:span text:style-name="T1">It is represented as 64-bit floating point</text:span></text:p>
              </text:list-item>
              <text:list-item>
                <text:p text:style-name="P4"><text:span text:style-name="T1">No separate type of Integer (like Java etc.)</text:span></text:p>
              </text:list-item>
              <text:list-item>
                <text:p text:style-name="P4"><text:span text:style-name="T1">2e3 means 2000 i.e 2 multiplied by 10 raised to the power after ‘e’ symbol.</text:span></text:p>
              </text:list-item>
              <text:list-item>
                <text:p text:style-name="P4"><text:span text:style-name="T1">In addition, Number type also has three symbolic values</text:span></text:p>
                <text:list>
                  <text:list-item>
                    <text:p text:style-name="P4"><text:span text:style-name="T1">Infinity</text:span></text:p>
                  </text:list-item>
                  <text:list-item>
                    <text:p text:style-name="P4"><text:span text:style-name="T1">-Infinity</text:span></text:p>
                  </text:list-item>
                  <text:list-item>
                    <text:p text:style-name="P4"><text:span text:style-name="T1">N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trings</text:p>
          </draw:text-box>
        </draw:frame>
        <draw:frame presentation:style-name="pr2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4"><text:span text:style-name="T1">Set of “elements” of 16-bit unsigned integer values.</text:span></text:p>
              </text:list-item>
              <text:list-item>
                <text:p text:style-name="P4"><text:span text:style-name="T1">Each element in the String occupies a position in String</text:span></text:p>
              </text:list-item>
              <text:list-item>
                <text:p text:style-name="P4"><text:span text:style-name="T1">Strings are immutable</text:span></text:p>
              </text:list-item>
              <text:list-item>
                <text:p text:style-name="P4"><text:span text:style-name="T1">Strings have methods, useful ones, like:</text:span></text:p>
                <text:list>
                  <text:list-item>
                    <text:p text:style-name="P4"><text:span text:style-name="T1">length()</text:span></text:p>
                  </text:list-item>
                  <text:list-item>
                    <text:p text:style-name="P4"><text:span text:style-name="T1">ToUpperCase()</text:span></text:p>
                  </text:list-item>
                </text:list>
              </text:list-item>
              <text:list-item>
                <text:p text:style-name="P4"><text:span text:style-name="T1">New strings can be made using concatenation (‘+’) operator. Interesting case:</text:span></text:p>
                <text:list>
                  <text:list-item>
                    <text:p text:style-name="P4"><text:span text:style-name="T1">‘</text:span><text:span text:style-name="T1">r’ + ‘a’ + ‘j’ === ‘raj’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Boolean</text:p>
          </draw:text-box>
        </draw:frame>
        <draw:frame presentation:style-name="pr2" draw:text-style-name="P4" draw:layer="layout" svg:width="25.199cm" svg:height="12.179cm" svg:x="1.4cm" svg:y="4.914cm" presentation:class="outline">
          <draw:text-box>
            <text:list text:style-name="L2">
              <text:list-item>
                <text:p text:style-name="P4"><text:span text:style-name="T1">Represents logical entity</text:span></text:p>
              </text:list-item>
              <text:list-item>
                <text:p text:style-name="P4"><text:span text:style-name="T1">Can have two values</text:span></text:p>
                <text:list>
                  <text:list-item>
                    <text:p text:style-name="P4"><text:span text:style-name="T1">true</text:span></text:p>
                  </text:list-item>
                  <text:list-item>
                    <text:p text:style-name="P4"><text:span text:style-name="T1">fal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Objects</text:p>
          </draw:text-box>
        </draw:frame>
        <draw:frame presentation:style-name="pr2" draw:text-style-name="P4" draw:layer="layout" svg:width="25.199cm" svg:height="12.179cm" svg:x="1.4cm" svg:y="4.914cm" presentation:class="outline">
          <draw:text-box>
            <text:list text:style-name="L2">
              <text:list-item>
                <text:p text:style-name="P4"><text:span text:style-name="T1">Objects are collection of properties</text:span></text:p>
              </text:list-item>
              <text:list-item>
                <text:p text:style-name="P4"><text:span text:style-name="T1">Properties can be removed and added, after object has been created</text:span></text:p>
              </text:list-item>
              <text:list-item>
                <text:p text:style-name="P4"><text:span text:style-name="T1">Object is a mapping between keys and values</text:span></text:p>
                <text:list>
                  <text:list-item>
                    <text:p text:style-name="P4"><text:span text:style-name="T1">A key value is either a symbol or string value</text:span></text:p>
                  </text:list-item>
                  <text:list-item>
                    <text:p text:style-name="P4"><text:span text:style-name="T1">Values can be of any type i.e Number, Boolean, Object etc</text:span></text:p>
                  </text:list-item>
                </text:list>
              </text:list-item>
              <text:list-item>
                <text:p text:style-name="P4"><text:span text:style-name="T1">Objects are mutabl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Undefined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It’s a property of global object</text:p>
              </text:list-item>
              <text:list-item>
                <text:p>A variable that has not been assigned a value is of type undefined.</text:p>
              </text:list-item>
              <text:list-item>
                <text:p>A function returns undefined if a value was not return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Null</text:p>
          </draw:text-box>
        </draw:frame>
        <draw:frame presentation:style-name="pr2" draw:text-style-name="P4" draw:layer="layout" svg:width="25.199cm" svg:height="12.179cm" svg:x="1.4cm" svg:y="4.914cm" presentation:class="outline">
          <draw:text-box>
            <text:list text:style-name="L2">
              <text:list-item>
                <text:p text:style-name="P4"><text:span text:style-name="T1">Represents absence of any object value</text:span></text:p>
              </text:list-item>
              <text:list-item>
                <text:p text:style-name="P4"><text:span text:style-name="T1">Operation “typeof null” yields “object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Exercis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What are the differences between “null” and “undefined”?</text:p>
              </text:list-item>
              <text:list-item>
                <text:p>How would you test that a variable is defined and has a non-null value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20100000500000002D0C8BBFA67B7FF2285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2T14:25:09.278293915</meta:creation-date>
    <dc:date>2017-01-12T15:26:17.945720102</dc:date>
    <meta:editing-duration>PT7M55S</meta:editing-duration>
    <meta:editing-cycles>2</meta:editing-cycles>
    <meta:generator>LibreOffice/5.2.2.2$Linux_X86_64 LibreOffice_project/20m0$Build-2</meta:generator>
    <meta:document-statistic meta:object-count="57"/>
  </office:meta>
</office:document-meta>
</file>